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4pt" officeooo:rsid="00181eae" officeooo:paragraph-rsid="00181eae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18e683" officeooo:paragraph-rsid="0018e683" style:font-size-asian="24pt" style:font-size-complex="24pt"/>
    </style:style>
    <style:style style:name="P5" style:family="paragraph" style:parent-style-name="Standard">
      <style:text-properties fo:font-size="18pt" officeooo:rsid="0018e683" officeooo:paragraph-rsid="0018e683" style:font-size-asian="18pt" style:font-size-complex="18pt"/>
    </style:style>
    <style:style style:name="P6" style:family="paragraph" style:parent-style-name="Standard" style:list-style-name="L1">
      <style:text-properties fo:font-size="20pt" officeooo:rsid="00181eae" officeooo:paragraph-rsid="00181eae" style:font-size-asian="20pt" style:font-size-complex="20pt"/>
    </style:style>
    <style:style style:name="P7" style:family="paragraph" style:parent-style-name="Standard">
      <style:text-properties fo:font-size="18pt" officeooo:rsid="00181eae" officeooo:paragraph-rsid="00181eae" style:font-size-asian="18pt" style:font-size-complex="18pt"/>
    </style:style>
    <style:style style:name="T1" style:family="text">
      <style:text-properties officeooo:rsid="001957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in' Around The Christmas Tree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G</text:p>
          </table:table-cell>
          <table:table-cell table:style-name="Tableau1.B1" office:value-type="string">
            <text:p text:style-name="P2">E-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D</text:p>
          </table:table-cell>
          <table:table-cell table:style-name="Tableau1.A4" office:value-type="string">
            <text:p text:style-name="P3">%</text:p>
          </table:table-cell>
          <table:table-cell table:style-name="Tableau1.A4" office:value-type="string">
            <text:p text:style-name="P2">%</text:p>
          </table:table-cell>
          <table:table-cell table:style-name="Tableau1.E4" office:value-type="string">
            <text:p text:style-name="P2">G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2">D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%</text:p>
          </table:table-cell>
          <table:table-cell table:style-name="Tableau1.E6" office:value-type="string">
            <text:p text:style-name="P2">G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E3" office:value-type="string">
            <text:p text:style-name="P2">Pont</text:p>
          </table:table-cell>
          <table:table-cell table:style-name="Tableau1.A3" office:value-type="string">
            <text:p text:style-name="P4">C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A6" office:value-type="string">
            <text:p text:style-name="P2">E-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A .</text:p>
          </table:table-cell>
          <table:table-cell table:style-name="Tableau1.E6" office:value-type="string">
            <text:p text:style-name="P2">D .</text:p>
          </table:table-cell>
        </table:table-row>
      </table:table>
      <text:p text:style-name="P5"><text:span text:style-name="T1">(</text:span>Breaks su<text:span text:style-name="T1">r</text:span> les 2 dernières mesure<text:span text:style-name="T1">s</text:span> du pont<text:span text:style-name="T1">)</text:span></text:p>
      <text:p text:style-name="P1"/>
      <text:list text:style-name="L1">
        <text:list-item>
          <text:p text:style-name="P6">Intro</text:p>
        </text:list-item>
        <text:list-item>
          <text:p text:style-name="P6">Couplet 1 <text:s/>(Rocking Around ….stop)</text:p>
        </text:list-item>
        <text:list-item>
          <text:p text:style-name="P6">Couplet 2 <text:s/>(Rocking Around ….caroling)</text:p>
        </text:list-item>
        <text:list-item>
          <text:p text:style-name="P6">Pont <text:s text:c="9"/>(You will get …. <text:s/>boughs of holly)</text:p>
        </text:list-item>
        <text:list-item>
          <text:p text:style-name="P6">Couplet 3 <text:s/>(Rocking around … old fashioned way)</text:p>
          <text:p text:style-name="P6"/>
        </text:list-item>
        <text:list-item>
          <text:p text:style-name="P6">Instrumental Sax (= couplet)</text:p>
          <text:p text:style-name="P6"/>
        </text:list-item>
        <text:list-item>
          <text:p text:style-name="P6">Pont <text:s text:c="11"/>(You will get …. <text:s/>boughs of holly)</text:p>
        </text:list-item>
        <text:list-item>
          <text:p text:style-name="P6">Couplet 4 <text:s text:c="3"/>(Rocking around … old fashioned way)</text:p>
        </text:list-item>
        <text:list-item>
          <text:p text:style-name="P6">fin  <text:s text:c="13"/>(Everyone … old fashion way) <text:s/><text:span text:style-name="T1">= <text:s text:c="33"/>8 mesures du couplet + 4 mesures de l’intro</text:span></text:p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8:06:41.504383500</meta:creation-date>
    <dc:date>2025-11-23T09:13:56.738272472</dc:date>
    <meta:editing-duration>PT13M14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44" meta:word-count="120" meta:character-count="565" meta:non-whitespace-character-count="421"/>
  </office:meta>
</office:document-meta>
</file>